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fo:text-align="center" style:justify-single-word="false" style:page-number="1"/>
      <style:text-properties fo:font-size="15pt" fo:font-weight="bold" style:font-size-asian="15pt" style:font-weight-asian="bold" style:font-size-complex="15pt"/>
    </style:style>
    <style:style style:name="P3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4" style:family="paragraph" style:parent-style-name="Standard" style:list-style-name="WWNum2">
      <style:paragraph-properties fo:margin-left="1.27cm" fo:margin-right="0cm" fo:text-indent="-0.635cm" style:auto-text-indent="false"/>
      <style:text-properties fo:background-color="#ffff00"/>
    </style:style>
    <style:style style:name="P5" style:family="paragraph" style:parent-style-name="Standard" style:list-style-name="WWNum1">
      <style:paragraph-properties fo:margin-left="1.27cm" fo:margin-right="0cm" fo:text-indent="-0.635cm" style:auto-text-indent="false"/>
      <style:text-properties fo:background-color="#ffff00"/>
    </style:style>
    <style:style style:name="P6" style:family="paragraph" style:parent-style-name="Standard" style:list-style-name="WWNum2">
      <style:paragraph-properties fo:margin-left="1.27cm" fo:margin-right="0cm" fo:text-indent="-0.635cm" style:auto-text-indent="false"/>
      <style:text-properties fo:background-color="#ff8000"/>
    </style:style>
    <style:style style:name="P7" style:family="paragraph" style:parent-style-name="Standard" style:list-style-name="WWNum1">
      <style:paragraph-properties fo:margin-left="1.27cm" fo:margin-right="0cm" fo:text-indent="-0.635cm" style:auto-text-indent="false"/>
      <style:text-properties fo:background-color="#ff8000"/>
    </style:style>
    <style:style style:name="P8" style:family="paragraph" style:parent-style-name="Standard" style:list-style-name="WWNum2">
      <style:paragraph-properties fo:margin-left="1.27cm" fo:margin-right="0cm" fo:text-indent="-0.635cm" style:auto-text-indent="false"/>
      <style:text-properties fo:background-color="#ffbf00"/>
    </style:style>
    <style:style style:name="P9" style:family="paragraph" style:parent-style-name="Standard" style:list-style-name="WWNum1">
      <style:paragraph-properties fo:margin-left="1.27cm" fo:margin-right="0cm" fo:text-indent="-0.635cm" style:auto-text-indent="false"/>
      <style:text-properties fo:background-color="#bf0041"/>
    </style:style>
    <style:style style:name="T1" style:family="text">
      <style:text-properties fo:background-color="#ff80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b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urse outline / requirements</text:p>
      <text:p text:style-name="Standard"/>
      <text:p text:style-name="P1">Concepts to be covered</text:p>
      <text:list xml:id="list3562679895" text:style-name="WWNum2">
        <text:list-item>
          <text:p text:style-name="P4">AC vs DC</text:p>
        </text:list-item>
        <text:list-item>
          <text:p text:style-name="P4">voltage</text:p>
        </text:list-item>
        <text:list-item>
          <text:p text:style-name="P4">current</text:p>
        </text:list-item>
        <text:list-item>
          <text:p text:style-name="P4">resistance</text:p>
        </text:list-item>
        <text:list-item>
          <text:p text:style-name="P6">power</text:p>
        </text:list-item>
        <text:list-item>
          <text:p text:style-name="P6">circuits (series vs parallel)</text:p>
        </text:list-item>
        <text:list-item>
          <text:p text:style-name="P3"><text:span text:style-name="T1">basic components</text:span> (<text:span text:style-name="T1">switches</text:span>, <text:span text:style-name="T2">resistors</text:span>, <text:span text:style-name="T2">capacitors</text:span>, <text:span text:style-name="T3">diodes</text:span>, <text:span text:style-name="T2">transistors</text:span>, <text:span text:style-name="T1">potentiometers,</text:span> etc.)</text:p>
        </text:list-item>
        <text:list-item>
          <text:p text:style-name="P4">Signals (analog vs digital)</text:p>
        </text:list-item>
        <text:list-item>
          <text:p text:style-name="P8">Boolean logic</text:p>
        </text:list-item>
        <text:list-item>
          <text:p text:style-name="P8">ICs</text:p>
        </text:list-item>
        <text:list-item>
          <text:p text:style-name="P6">Safety/importance of ratings on components</text:p>
        </text:list-item>
        <text:list-item>
          <text:p text:style-name="P8">Different communication protocols e.g. rs232, I2C, SPI, Modbus</text:p>
        </text:list-item>
        <text:list-item>
          <text:p text:style-name="P6">Switching using isolation (relays, darlington arrays, optoisolators etc.)</text:p>
        </text:list-item>
      </text:list>
      <text:p text:style-name="Standard"/>
      <text:p text:style-name="Standard"/>
      <text:p text:style-name="P1">Skills to be gained / introduced</text:p>
      <text:list xml:id="list138275536" text:style-name="WWNum1">
        <text:list-item>
          <text:p text:style-name="P7">Soldering</text:p>
        </text:list-item>
        <text:list-item>
          <text:p text:style-name="P7">Basic circuit design</text:p>
        </text:list-item>
        <text:list-item>
          <text:p text:style-name="P7">Breadboard prototyping</text:p>
        </text:list-item>
        <text:list-item>
          <text:p text:style-name="P9">Using an arduino to read a sensor voltage / trigger an event</text:p>
        </text:list-item>
        <text:list-item>
          <text:p text:style-name="P7">Debugging with a multimeter</text:p>
        </text:list-item>
        <text:list-item>
          <text:p text:style-name="P7">Awareness of how to safely work with electronics</text:p>
        </text:list-item>
        <text:list-item>
          <text:p text:style-name="P5">How to find a part</text:p>
        </text:list-item>
        <text:list-item>
          <text:p text:style-name="P9">How to find and use Arduino libraries for your parts</text:p>
        </text:list-item>
        <text:list-item>
          <text:p text:style-name="P9">Demo of interfacing arduino to labview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7-08T11:10:22.994936957</dc:date>
    <meta:editing-duration>PT6H50M49S</meta:editing-duration>
    <meta:editing-cycles>13</meta:editing-cycles>
    <meta:document-statistic meta:table-count="0" meta:image-count="0" meta:object-count="0" meta:page-count="1" meta:paragraph-count="25" meta:word-count="135" meta:character-count="778" meta:non-whitespace-character-count="690"/>
  </office:meta>
</office:document-meta>
</file>